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208in"/>
    </style:style>
    <style:style style:name="Table1.B" style:family="table-column">
      <style:table-column-properties style:column-width="6.4063in"/>
    </style:style>
    <style:style style:name="Table1.A1" style:family="table-cell">
      <style:table-cell-properties style:vertical-align="middle" fo:background-color="#eeeeee" fo:padding="0.0521in" fo:border="0.05pt solid #d6d6d6">
        <style:background-image/>
      </style:table-cell-properties>
    </style:style>
    <style:style style:name="Table1.A2" style:family="table-cell">
      <style:table-cell-properties style:vertical-align="middle" fo:padding="0.0521in" fo:border="0.05pt solid #d6d6d6"/>
    </style:style>
    <style:style style:name="Table1.B2" style:family="table-cell">
      <style:table-cell-properties style:vertical-align="middle" fo:padding="0.0521in" fo:border="0.05pt solid #d6d6d6"/>
    </style:style>
    <style:style style:name="Table1.A3" style:family="table-cell">
      <style:table-cell-properties style:vertical-align="middle" fo:padding="0.0521in" fo:border="0.05pt solid #d6d6d6"/>
    </style:style>
    <style:style style:name="Table1.B3" style:family="table-cell">
      <style:table-cell-properties style:vertical-align="middle" fo:padding="0.0521in" fo:border="0.05pt solid #d6d6d6"/>
    </style:style>
    <style:style style:name="Table1.A4" style:family="table-cell">
      <style:table-cell-properties style:vertical-align="middle" fo:padding="0.0521in" fo:border="0.05pt solid #d6d6d6"/>
    </style:style>
    <style:style style:name="Table1.B4" style:family="table-cell">
      <style:table-cell-properties style:vertical-align="middle" fo:padding="0.0521in" fo:border="0.05pt solid #d6d6d6"/>
    </style:style>
    <style:style style:name="Table1.A5" style:family="table-cell">
      <style:table-cell-properties style:vertical-align="middle" fo:padding="0.0521in" fo:border="0.05pt solid #d6d6d6"/>
    </style:style>
    <style:style style:name="Table1.B5" style:family="table-cell">
      <style:table-cell-properties style:vertical-align="middle" fo:padding="0.0521in" fo:border="0.05pt solid #d6d6d6"/>
    </style:style>
    <style:style style:name="P1" style:family="paragraph" style:parent-style-name="Table_20_Contents">
      <style:paragraph-properties fo:margin-left="0in" fo:margin-right="0in" fo:margin-top="0in" fo:margin-bottom="0in" fo:text-indent="0in" style:auto-text-indent="false"/>
    </style:style>
    <style:style style:name="P2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</style:style>
    <style:style style:name="P3" style:family="paragraph" style:parent-style-name="Table_20_Contents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italic" fo:font-weight="normal" style:font-name-asian="Monospace" style:font-size-asian="12pt" style:font-name-complex="Monospace" style:font-size-complex="12pt"/>
    </style:style>
    <style:style style:name="P4" style:family="paragraph" style:parent-style-name="Table_20_Contents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bold" fo:background-color="#ffff00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P5" style:family="paragraph" style:parent-style-name="Table_20_Contents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9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normal" fo:background-color="#ffff00" style:font-size-asian="12pt" style:font-size-complex="12pt"/>
    </style:style>
    <style:style style:name="P9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bold" style:font-name-asian="Monospace" style:font-size-asian="12pt" style:font-weight-asian="bold" style:font-name-complex="Monospace" style:font-size-complex="12pt" style:font-weight-complex="bold"/>
    </style:style>
    <style:style style:name="P10" style:family="paragraph" style:parent-style-name="Table_20_Heading">
      <style:paragraph-properties fo:margin-left="0in" fo:margin-right="0in" fo:margin-top="0in" fo:margin-bottom="0in" fo:text-align="start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Table_20_Contents">
      <style:paragraph-properties fo:margin-top="0in" fo:margin-bottom="0in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</style:style>
    <style:style style:name="P15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fo:font-style="italic"/>
    </style:style>
    <style:style style:name="P16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style:font-name="Monospace" fo:font-size="10pt" fo:font-style="italic" style:font-name-asian="Monospace" style:font-size-asian="10pt" style:font-name-complex="Monospace" style:font-size-complex="10pt"/>
    </style:style>
    <style:style style:name="P17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bold" style:font-name-asian="Monospace" style:font-size-asian="12pt" style:font-weight-asian="bold" style:font-name-complex="Monospace" style:font-size-complex="12pt" style:font-weight-complex="bold"/>
    </style:style>
    <style:style style:name="P18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normal" fo:background-color="#ffff00" style:font-name-asian="Monospace" style:font-size-asian="12pt" style:font-name-complex="Monospace" style:font-size-complex="12pt"/>
    </style:style>
    <style:style style:name="P19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normal" fo:background-color="#ffff00" style:font-name-asian="Monospace" style:font-size-asian="12pt" style:font-weight-asian="bold" style:font-name-complex="Monospace" style:font-size-complex="12pt" style:font-weight-complex="bold"/>
    </style:style>
    <style:style style:name="P20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normal" fo:background-color="#ffff00" style:font-size-asian="12pt" style:font-size-complex="12pt"/>
    </style:style>
    <style:style style:name="P21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color="#000000" style:font-name="Helvetica" fo:font-size="12pt" style:font-size-asian="12pt" style:font-size-complex="12pt"/>
    </style:style>
    <style:style style:name="P22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24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color="#000000" style:font-name="Helvetica" fo:font-size="12pt" style:font-name-asian="Monospace" style:font-size-asian="12pt" style:font-name-complex="Monospace" style:font-size-complex="12pt"/>
    </style:style>
    <style:style style:name="P25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Monospace" fo:font-size="10pt" fo:letter-spacing="normal" fo:font-style="normal" fo:font-weight="normal" style:font-name-asian="Monospace" style:font-size-asian="10pt" style:font-name-complex="Monospace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Monospace" fo:font-size="10pt" fo:letter-spacing="normal" fo:font-style="normal" fo:font-weight="normal" style:font-name-asian="Monospace" style:font-size-asian="10pt" style:font-name-complex="Monospace" style:font-size-complex="10pt"/>
    </style:style>
    <style:style style:name="P28" style:family="paragraph" style:parent-style-name="Standard" style:list-style-name="">
      <style:paragraph-properties fo:margin-left="0in" fo:margin-right="0in" fo:margin-top="0in" fo:margin-bottom="0in" fo:text-align="justify" style:justify-single-word="false" fo:text-indent="0in" style:auto-text-indent="false" fo:padding="0in" fo:border="none" style:text-autospace="none"/>
      <style:text-properties fo:font-variant="normal" fo:text-transform="none" fo:color="#000000" style:font-name="Monospace" fo:font-size="10pt" fo:letter-spacing="normal" fo:font-style="normal" fo:font-weight="normal" style:font-name-asian="Monospace" style:font-size-asian="10pt" style:font-name-complex="Monospace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Monospace" fo:font-size="10pt" fo:letter-spacing="normal" fo:font-style="normal" fo:font-weight="normal" style:font-name-asian="Monospace" style:font-size-asian="10pt" style:font-weight-asian="bold" style:font-name-complex="Monospace" style:font-size-complex="10pt" style:font-weight-complex="bold"/>
    </style:style>
    <style:style style:name="P30" style:family="paragraph" style:parent-style-name="Standard" style:list-style-name="">
      <style:paragraph-properties fo:margin-left="0in" fo:margin-right="0in" fo:margin-top="0in" fo:margin-bottom="0in" fo:text-align="justify" style:justify-single-word="false" fo:text-indent="0in" style:auto-text-indent="false" fo:padding="0in" fo:border="none" style:text-autospace="none"/>
      <style:text-properties fo:font-variant="normal" fo:text-transform="none" fo:color="#000000" style:font-name="Monospace" fo:font-size="10pt" fo:letter-spacing="normal" fo:font-style="normal" fo:font-weight="normal" style:font-name-asian="Monospace" style:font-size-asian="10pt" style:font-weight-asian="bold" style:font-name-complex="Monospace" style:font-size-complex="10pt" style:font-weight-complex="bold"/>
    </style:style>
    <style:style style:name="P31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normal" style:font-name-asian="Monospace" style:font-size-asian="12pt" style:font-weight-asian="normal" style:font-name-complex="Monospace" style:font-size-complex="12pt" style:font-weight-complex="normal"/>
    </style:style>
    <style:style style:name="P32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normal" fo:background-color="#ffff00" style:font-name-asian="Monospace" style:font-size-asian="12pt" style:font-weight-asian="normal" style:font-name-complex="Monospace" style:font-size-complex="12pt" style:font-weight-complex="normal"/>
    </style:style>
    <style:style style:name="P33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3f7f5f" style:font-name="Monospace" fo:font-size="10pt" fo:letter-spacing="normal" fo:font-style="normal" fo:font-weight="bold" style:font-name-asian="Monospace" style:font-size-asian="10pt" style:font-weight-asian="bold" style:font-name-complex="Monospace" style:font-size-complex="10pt" style:font-weight-complex="bold"/>
    </style:style>
    <style:style style:name="P34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color="#3f7f5f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3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8080"/>
    </style:style>
    <style:style style:name="T6" style:family="text">
      <style:text-properties fo:color="#3f7f7f"/>
    </style:style>
    <style:style style:name="T7" style:family="text">
      <style:text-properties fo:color="#7f007f"/>
    </style:style>
    <style:style style:name="T8" style:family="text">
      <style:text-properties fo:color="#3c3c3c"/>
    </style:style>
    <style:style style:name="T9" style:family="text">
      <style:text-properties fo:color="#2a00ff" fo:font-style="italic" style:font-style-asian="italic" style:font-style-complex="italic"/>
    </style:style>
    <style:style style:name="T10" style:family="text">
      <style:text-properties fo:font-variant="normal" fo:text-transform="none" fo:color="#000000" style:font-name="Helvetica" fo:font-size="12pt" fo:letter-spacing="normal" fo:font-style="italic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letter-spacing="normal" fo:font-style="italic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font-style="italic"/>
    </style:style>
    <style:style style:name="T16" style:family="text">
      <style:text-properties fo:color="#7f0055" fo:font-weight="bold"/>
    </style:style>
    <style:style style:name="T17" style:family="text">
      <style:text-properties fo:color="#7f0055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0000c0"/>
    </style:style>
    <style:style style:name="T20" style:family="text">
      <style:text-properties fo:color="#0000c0" fo:font-style="italic" style:font-style-asian="italic" style:font-style-complex="italic"/>
    </style:style>
    <style:style style:name="T21" style:family="text">
      <style:text-properties fo:color="#0000c0" fo:font-weight="bold"/>
    </style:style>
    <style:style style:name="T22" style:family="text">
      <style:text-properties fo:color="#0000c0" fo:font-weight="bold" style:font-weight-asian="bold" style:font-weight-complex="bold"/>
    </style:style>
    <style:style style:name="T23" style:family="text">
      <style:text-properties fo:color="#3f7f5f"/>
    </style:style>
    <style:style style:name="T24" style:family="text">
      <style:text-properties style:font-name="Monospace" fo:font-size="10pt" style:font-name-asian="Monospace" style:font-size-asian="10pt" style:font-name-complex="Monospace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hiết kế chức năng “Login3”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Step</text:p>
          </table:table-cell>
          <table:table-cell table:style-name="Table1.A1" office:value-type="string">
            <text:p text:style-name="P10">Description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B2" office:value-type="string">
            <text:p text:style-name="P2">import ứng dụng androidOpac mới nhất và tiến hành thêm các chức năng mới</text:p>
          </table:table-cell>
        </table:table-row>
        <table:table-row>
          <table:table-cell table:style-name="Table1.A3" office:value-type="string">
            <text:p text:style-name="P1">2</text:p>
          </table:table-cell>
          <table:table-cell table:style-name="Table1.B3" office:value-type="string">
            <text:p text:style-name="P2">Thay đổi tập tin <text:s text:c="2"/><text:span text:style-name="T10">src/SSearchResultsActivity.java</text:span><text:span text:style-name="T3"> <text:s/>với yêu cầu </text:span></text:p>
            <text:p text:style-name="P16"><text:span text:style-name="T14">-them đoạn (460) </text:span></text:p>
            <text:p text:style-name="P16"><text:span text:style-name="T14">-them import (44)</text:span></text:p>
            <text:p text:style-name="P16"><text:span text:style-name="T14">-thêm khai báo arraylist (74)</text:span></text:p>
            <text:p text:style-name="P16"><text:span text:style-name="T14">-them đoạn (183)</text:span></text:p>
            <text:p text:style-name="P16"><text:span text:style-name="T14">-thêm khởi tạo (260)</text:span></text:p>
          </table:table-cell>
        </table:table-row>
        <table:table-row>
          <table:table-cell table:style-name="Table1.A4" office:value-type="string">
            <text:p text:style-name="P1">3</text:p>
          </table:table-cell>
          <table:table-cell table:style-name="Table1.B4" office:value-type="string">
            <text:p text:style-name="P15">Thay đổi tập tin <text:s text:c="2"/>res/search_results_row.xml <text:s/>với yêu cầu </text:p>
            <text:p text:style-name="P16"><text:span text:style-name="T14">-them đoạn checkbox</text:span></text:p>
          </table:table-cell>
        </table:table-row>
        <table:table-row>
          <table:table-cell table:style-name="Table1.A5" office:value-type="string">
            <text:p text:style-name="P1">4</text:p>
          </table:table-cell>
          <table:table-cell table:style-name="Table1.B5" office:value-type="string">
            <text:p text:style-name="P12">Chạy ứng dụng thử trên <text:s/><text:span text:style-name="T4">Android emulator</text:span> để kiểm tra kết quả ứng dụng </text:p>
          </table:table-cell>
        </table:table-row>
      </table:table>
      <text:p text:style-name="P6"/>
      <text:p text:style-name="P6"/>
      <text:p text:style-name="P7">Chi tiết</text:p>
      <text:p text:style-name="P21"><text:span text:style-name="T11">Step 2 <text:s text:c="2"/></text:span><text:span text:style-name="T13"><text:s/>src/SSearchResultsActivity.java</text:span></text:p>
      <text:p text:style-name="P8">//Them <text:s/>đoạn 460 </text:p>
      <text:p text:style-name="P34">///// </text:p>
      <text:p text:style-name="P35"><text:span text:style-name="T14"><text:tab/> <text:s text:c="7"/>CheckBox ck = (CheckBox) convertView.findViewById(R.id.</text:span><text:span text:style-name="T20">chkbook</text:span><text:span text:style-name="T14">); </text:span></text:p>
      <text:p text:style-name="P35"><text:span text:style-name="T14"><text:tab/> <text:s text:c="7"/></text:span><text:span text:style-name="T17">if</text:span><text:span text:style-name="T14"> (</text:span><text:span text:style-name="T19">uname</text:span><text:span text:style-name="T14">==</text:span><text:span text:style-name="T17">null</text:span><text:span text:style-name="T14">) ck.setVisibility(View.</text:span><text:span text:style-name="T20">INVISIBLE</text:span><text:span text:style-name="T14">);</text:span></text:p>
      <text:p text:style-name="P35"><text:span text:style-name="T14"><text:tab/> <text:s text:c="7"/></text:span><text:span text:style-name="T17">else</text:span><text:span text:style-name="T14"> ck.setVisibility(View.</text:span><text:span text:style-name="T20">VISIBLE</text:span><text:span text:style-name="T14">);</text:span></text:p>
      <text:p text:style-name="P35"><text:span text:style-name="T14"><text:tab/> <text:s text:c="7"/></text:span><text:span text:style-name="T17">if</text:span><text:span text:style-name="T14">(ck.isChecked())</text:span><text:span text:style-name="T19">group_check_states</text:span><text:span text:style-name="T14">.set(groupPosition, </text:span><text:span text:style-name="T17">true</text:span><text:span text:style-name="T14">);</text:span></text:p>
      <text:p text:style-name="P35"><text:span text:style-name="T14"><text:tab/> <text:s text:c="7"/></text:span><text:span text:style-name="T17">else</text:span><text:span text:style-name="T14"> </text:span><text:span text:style-name="T19">group_check_states</text:span><text:span text:style-name="T14">.set(groupPosition, </text:span><text:span text:style-name="T17">false</text:span><text:span text:style-name="T14">);<text:tab/> <text:s text:c="7"/></text:span></text:p>
      <text:p text:style-name="P35"><text:span text:style-name="T14"><text:tab/> <text:s text:c="7"/>ck.setChecked(</text:span><text:span text:style-name="T19">group_check_states</text:span><text:span text:style-name="T14">.get(groupPosition));</text:span></text:p>
      <text:p text:style-name="P35"><text:span text:style-name="T14"><text:s/></text:span><text:span text:style-name="T23">/////</text:span></text:p>
      <text:p text:style-name="P23"/>
      <text:p text:style-name="P23"/>
      <text:p text:style-name="P8">//Them <text:s/>đoạn 44 </text:p>
      <text:p text:style-name="P26"><text:span text:style-name="T17">import</text:span><text:span text:style-name="T2"> android.widget.CheckBox;</text:span></text:p>
      <text:p text:style-name="P26"><text:span text:style-name="T17"/></text:p>
      <text:p text:style-name="P8">//Them <text:s/>đoạn 74 </text:p>
      <text:p text:style-name="P29"><text:span text:style-name="T16">private</text:span><text:span text:style-name="T1"> ArrayList&lt;Boolean&gt; </text:span><text:span text:style-name="T21">group_check_states</text:span><text:span text:style-name="T1"> = </text:span><text:span text:style-name="T16">new</text:span><text:span text:style-name="T1"> ArrayList&lt;Boolean&gt;() ;</text:span></text:p>
      <text:p text:style-name="P35"><text:span text:style-name="T17">private</text:span><text:span text:style-name="T14"> String </text:span><text:span text:style-name="T19">uname</text:span><text:span text:style-name="T14">=</text:span><text:span text:style-name="T17">null</text:span><text:span text:style-name="T14">;</text:span></text:p>
      <text:p text:style-name="P35"><text:span text:style-name="T14"/></text:p>
      <text:p text:style-name="P8">//Them <text:s/>đoạn 183 </text:p>
      <text:p text:style-name="P28"><text:span text:style-name="T22">uname</text:span><text:span text:style-name="T2">=user;</text:span></text:p>
      <text:p text:style-name="P29"><text:span text:style-name="T1"/></text:p>
      <text:p text:style-name="P8">//Them <text:s/>đoạn 260 </text:p>
      <text:p text:style-name="P30"><text:span text:style-name="T21">group_check_states</text:span><text:span text:style-name="T1">.add((Boolean)</text:span><text:span text:style-name="T16">false</text:span><text:span text:style-name="T1">);</text:span></text:p>
      <text:p text:style-name="P30"><text:span text:style-name="T1"/></text:p>
      <text:p text:style-name="P30"><text:span text:style-name="T1"/></text:p>
      <text:p text:style-name="P29"><text:span text:style-name="T1"/></text:p>
      <text:p text:style-name="P17">Step 3 <text:s text:c="3"/></text:p>
      <text:p text:style-name="P25"><text:span text:style-name="T5">&lt;</text:span><text:span text:style-name="T6">CheckBox</text:span></text:p>
      <text:p text:style-name="P35"><text:s text:c="8"/><text:span text:style-name="T7">android:id</text:span><text:span text:style-name="T8">=</text:span><text:span text:style-name="T9">"@+id/chkbook"</text:span></text:p>
      <text:p text:style-name="P35"><text:s text:c="8"/><text:span text:style-name="T7">android:layout_width</text:span><text:span text:style-name="T8">=</text:span><text:span text:style-name="T9">"wrap_content"</text:span></text:p>
      <text:p text:style-name="P35"><text:s text:c="8"/><text:span text:style-name="T7">android:layout_height</text:span><text:span text:style-name="T8">=</text:span><text:span text:style-name="T9">"wrap_content"</text:span> </text:p>
      <text:p text:style-name="P35"><text:s text:c="8"/><text:span text:style-name="T7">android:checked</text:span><text:span text:style-name="T8">=</text:span><text:span text:style-name="T9">"false"</text:span> <text:s text:c="6"/></text:p>
      <text:p text:style-name="P35"><text:s text:c="8"/><text:span text:style-name="T7">android:focusable</text:span><text:span text:style-name="T8">=</text:span><text:span text:style-name="T9">"false"</text:span></text:p>
      <text:p text:style-name="P35"><text:span text:style-name="T5">/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ial Unicode M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nguyen </meta:initial-creator>
    <meta:creation-date>2014-08-29T18:59:31</meta:creation-date>
    <dc:date>2014-09-17T10:58:02</dc:date>
    <dc:creator>tnguyen </dc:creator>
    <meta:editing-duration>P18DT2H15M44S</meta:editing-duration>
    <meta:editing-cycles>16</meta:editing-cycles>
    <meta:generator>LibreOffice/3.5$Linux_X86_64 LibreOffice_project/350m1$Build-2</meta:generator>
    <meta:document-statistic meta:table-count="1" meta:image-count="0" meta:object-count="0" meta:page-count="1" meta:paragraph-count="45" meta:word-count="137" meta:character-count="1346" meta:non-whitespace-character-count="1112"/>
  </office:meta>
</office:document-meta>
</file>